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left="0.5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5in" fo:margin-right="0in" fo:text-indent="0in" style:auto-text-indent="false" fo:margin-top="0in" fo:margin-bottom="0in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Text_20_body" style:list-style-name="L3">
      <style:paragraph-properties fo:margin-left="0.5in" fo:margin-right="0in" fo:text-indent="0in" style:auto-text-indent="false" fo:margin-top="0in" fo:margin-bottom="0in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Text_20_body" style:list-style-name="L4">
      <style:paragraph-properties fo:margin-left="0.5in" fo:margin-right="0in" fo:text-indent="0in" style:auto-text-indent="false" fo:margin-top="0in" fo:margin-bottom="0in"/>
    </style:style>
    <style:style style:name="P7" style:family="paragraph" style:parent-style-name="Quotations">
      <style:paragraph-properties fo:margin-left="0.5in" fo:margin-right="0in" fo:text-indent="0in" style:auto-text-indent="false"/>
    </style:style>
    <style:style style:name="P8" style:family="paragraph" style:parent-style-name="Text_20_body" style:list-style-name="L5">
      <style:paragraph-properties fo:margin-left="0.5in" fo:margin-right="0in" fo:text-indent="0in" style:auto-text-indent="false" fo:margin-top="0in" fo:margin-bottom="0in"/>
    </style:style>
    <style:style style:name="P9" style:family="paragraph" style:parent-style-name="Quotations">
      <style:paragraph-properties fo:margin-left="0.5in" fo:margin-right="0in" fo:text-indent="0in" style:auto-text-indent="false"/>
    </style:style>
    <style:style style:name="P10" style:family="paragraph" style:parent-style-name="Text_20_body" style:list-style-name="L6">
      <style:paragraph-properties fo:margin-left="0.5in" fo:margin-right="0in" fo:text-indent="0in" style:auto-text-indent="false" fo:margin-top="0in" fo:margin-bottom="0in"/>
    </style:style>
    <style:style style:name="P11" style:family="paragraph" style:parent-style-name="Quotations">
      <style:paragraph-properties fo:margin-left="0.5in" fo:margin-right="0in" fo:text-indent="0in" style:auto-text-indent="false"/>
    </style:style>
    <style:style style:name="P12" style:family="paragraph" style:parent-style-name="Text_20_body" style:list-style-name="L7">
      <style:paragraph-properties fo:margin-left="0.5in" fo:margin-right="0in" fo:text-indent="0in" style:auto-text-indent="false" fo:margin-top="0in" fo:margin-bottom="0in"/>
    </style:style>
    <style:style style:name="P13" style:family="paragraph" style:parent-style-name="Quotations">
      <style:paragraph-properties fo:margin-left="0.5in" fo:margin-right="0in" fo:text-indent="0in" style:auto-text-indent="false"/>
    </style:style>
    <style:style style:name="P14" style:family="paragraph" style:parent-style-name="Text_20_body" style:list-style-name="L8">
      <style:paragraph-properties fo:margin-left="0.5in" fo:margin-right="0in" fo:text-indent="0in" style:auto-text-indent="false" fo:margin-top="0in" fo:margin-bottom="0in"/>
    </style:style>
    <style:style style:name="P15" style:family="paragraph" style:parent-style-name="Quotations">
      <style:paragraph-properties fo:margin-left="0.5in" fo:margin-right="0in" fo:text-indent="0in" style:auto-text-indent="false"/>
    </style:style>
    <style:style style:name="P16" style:family="paragraph" style:parent-style-name="Text_20_body" style:list-style-name="L9">
      <style:paragraph-properties fo:margin-left="0.5in" fo:margin-right="0in" fo:text-indent="0in" style:auto-text-indent="false" fo:margin-top="0in" fo:margin-bottom="0in"/>
    </style:style>
    <style:style style:name="P17" style:family="paragraph" style:parent-style-name="Quotations">
      <style:paragraph-properties fo:margin-left="0.5in" fo:margin-right="0in" fo:text-indent="0in" style:auto-text-indent="false"/>
    </style:style>
    <style:style style:name="P18" style:family="paragraph" style:parent-style-name="Text_20_body" style:list-style-name="L10">
      <style:paragraph-properties fo:margin-left="0.5in" fo:margin-right="0in" fo:text-indent="0in" style:auto-text-indent="false" fo:margin-top="0in" fo:margin-bottom="0in"/>
    </style:style>
    <style:style style:name="P19" style:family="paragraph" style:parent-style-name="Quotations">
      <style:paragraph-properties fo:margin-left="0.5in" fo:margin-right="0in" fo:text-indent="0in" style:auto-text-indent="false"/>
    </style:style>
    <style:style style:name="P20" style:family="paragraph" style:parent-style-name="Text_20_body" style:list-style-name="L11">
      <style:paragraph-properties fo:margin-left="0.5in" fo:margin-right="0in" fo:text-indent="0in" style:auto-text-indent="false" fo:margin-top="0in" fo:margin-bottom="0in"/>
    </style:style>
    <style:style style:name="P21" style:family="paragraph" style:parent-style-name="Quotations">
      <style:paragraph-properties fo:margin-left="0.5in" fo:margin-right="0in" fo:text-indent="0in" style:auto-text-indent="false"/>
    </style:style>
    <style:style style:name="P22" style:family="paragraph" style:parent-style-name="Text_20_body" style:list-style-name="L12">
      <style:paragraph-properties fo:margin-left="0.5in" fo:margin-right="0in" fo:text-indent="0in" style:auto-text-indent="false" fo:margin-top="0in" fo:margin-bottom="0in"/>
    </style:style>
    <style:style style:name="P23" style:family="paragraph" style:parent-style-name="Quotations">
      <style:paragraph-properties fo:margin-left="0.5in" fo:margin-right="0in" fo:text-indent="0in" style:auto-text-indent="false"/>
    </style:style>
    <style:style style:name="P24" style:family="paragraph" style:parent-style-name="Text_20_body" style:list-style-name="L13">
      <style:paragraph-properties fo:margin-left="0.5in" fo:margin-right="0in" fo:text-indent="0in" style:auto-text-indent="false" fo:margin-top="0in" fo:margin-bottom="0in"/>
    </style:style>
    <style:style style:name="P25" style:family="paragraph" style:parent-style-name="Quotations">
      <style:paragraph-properties fo:margin-left="0.5in" fo:margin-right="0in" fo:text-indent="0in" style:auto-text-indent="false"/>
    </style:style>
    <style:style style:name="P26" style:family="paragraph" style:parent-style-name="Text_20_body" style:list-style-name="L14">
      <style:paragraph-properties fo:margin-left="0.5in" fo:margin-right="0in" fo:text-indent="0in" style:auto-text-indent="false" fo:margin-top="0in" fo:margin-bottom="0in"/>
    </style:style>
  </office:automatic-styles>
  <office:body>
    <office:text>
      <text:p text:style-name="Title">Jeon Suyeol - Résumé</text:p>
      <text:h text:style-name="Heading_20_1" text:outline-level="1"><text:bookmark-start text:name="personal-details"/>Personal Details<text:bookmark-end text:name="personal-details"/></text:h>
      <text:p text:style-name="Definition_20_Term">GitHub</text:p>
      <text:p text:style-name="Definition_20_Definition"><text:a xlink:type="simple" xlink:href="https://github.com/devxoul" office:name=""><text:span text:style-name="Definition">https://github.com/devxoul</text:span></text:a></text:p>
      <text:p text:style-name="Definition_20_Term">Email</text:p>
      <text:p text:style-name="Definition_20_Definition"><text:a xlink:type="simple" xlink:href="mailto:devxoul@gmail.com" office:name=""><text:span text:style-name="Definition">devxoul@gmail.com</text:span></text:a></text:p>
      <text:p text:style-name="Definition_20_Term">Website</text:p>
      <text:p text:style-name="Definition_20_Definition"><text:a xlink:type="simple" xlink:href="https://xoul.kr/" office:name=""><text:span text:style-name="Definition">https://xoul.kr/</text:span></text:a></text:p>
      <text:p text:style-name="Definition_20_Term">Phone</text:p>
      <text:p text:style-name="Definition_20_Definition">+82 10-2060-9858</text:p>
      <text:h text:style-name="Heading_20_1" text:outline-level="1"><text:bookmark-start text:name="summary"/>Summary<text:bookmark-end text:name="summary"/></text:h>
      <text:p text:style-name="Definition_20_Term">Interests</text:p>
      <text:list text:style-name="L1">
        <text:list-item>
          <text:p text:style-name="P1">Free and open source software.</text:p>
        </text:list-item>
        <text:list-item>
          <text:p text:style-name="P1">Web service development: mobile application, web frontend, backend server.</text:p>
        </text:list-item>
        <text:list-item>
          <text:p text:style-name="P1">UI/UX programming.</text:p>
        </text:list-item>
      </text:list>
      <text:p text:style-name="Definition_20_Term">Skills</text:p>
      <text:list text:style-name="L2">
        <text:list-item>
          <text:p text:style-name="P2">Languages: Swift, Objective-C, Python, Ruby, TypeScript, JavaScript, ActionScript</text:p>
        </text:list-item>
        <text:list-item>
          <text:p text:style-name="P2">Mobile Development: iOS</text:p>
        </text:list-item>
        <text:list-item>
          <text:p text:style-name="P2">Web Frameworks: <text:a xlink:type="simple" xlink:href="http://flask.pocoo.org" office:name=""><text:span text:style-name="Definition">Flask</text:span></text:a>, <text:a xlink:type="simple" xlink:href="http://jinja.pocoo.org" office:name=""><text:span text:style-name="Definition">Jinja</text:span></text:a>, <text:a xlink:type="simple" xlink:href="https://djangoproject.com" office:name=""><text:span text:style-name="Definition">Django</text:span></text:a>, <text:a xlink:type="simple" xlink:href="https://reactjs.org/" office:name=""><text:span text:style-name="Definition">React</text:span></text:a></text:p>
        </text:list-item>
        <text:list-item>
          <text:p text:style-name="P2">RIA: Flash, <text:a xlink:type="simple" xlink:href="http://www.adobe.com/products/air.html" office:name=""><text:span text:style-name="Definition">Adobe AIR</text:span></text:a>, <text:a xlink:type="simple" xlink:href="http://flex.apache.org" office:name=""><text:span text:style-name="Definition">Apache Flex</text:span></text:a></text:p>
        </text:list-item>
        <text:list-item>
          <text:p text:style-name="P2">Databases: <text:a xlink:type="simple" xlink:href="http://postgresql.org" office:name=""><text:span text:style-name="Definition">PostgreSQL</text:span></text:a>, MySQL, SQLite, <text:a xlink:type="simple" xlink:href="http://sqlalchemy.org" office:name=""><text:span text:style-name="Definition">SQLAlchemy</text:span></text:a></text:p>
        </text:list-item>
        <text:list-item>
          <text:p text:style-name="P2">Web Servers: <text:a xlink:type="simple" xlink:href="http://nginx.org" office:name=""><text:span text:style-name="Definition">Nginx</text:span></text:a></text:p>
        </text:list-item>
        <text:list-item>
          <text:p text:style-name="P2">CI: <text:a xlink:type="simple" xlink:href="https://travis-ci.com/" office:name=""><text:span text:style-name="Definition">Travis</text:span></text:a>, <text:a xlink:type="simple" xlink:href="https://circleci.com/" office:name=""><text:span text:style-name="Definition">CircleCI</text:span></text:a></text:p>
        </text:list-item>
      </text:list>
      <text:h text:style-name="Heading_20_1" text:outline-level="1"><text:bookmark-start text:name="education"/>Education<text:bookmark-end text:name="education"/></text:h>
      <text:p text:style-name="First_20_paragraph">2010--2011 <text:a xlink:type="simple" xlink:href="http://dimigo.hs.kr" office:name=""><text:span text:style-name="Definition">Korea Digital Media High School</text:span></text:a> (Dropped out)</text:p>
      <text:h text:style-name="Heading_20_1" text:outline-level="1"><text:bookmark-start text:name="career"/>Career<text:bookmark-end text:name="career"/></text:h>
      <text:p text:style-name="Definition_20_Term">2014-- <text:a xlink:type="simple" xlink:href="https://stylesha.re" office:name=""><text:span text:style-name="Definition">StyleShare</text:span></text:a></text:p>
      <text:p text:style-name="Definition_20_Definition">Software Engineer.</text:p>
      <text:p text:style-name="Definition_20_Definition">iOS application:</text:p>
      <text:list text:style-name="L3">
        <text:list-item>
          <text:p text:style-name="P4">Swift &amp; Objective-C</text:p>
        </text:list-item>
        <text:list-item>
          <text:p text:style-name="P4"><text:a xlink:type="simple" xlink:href="https://reactorkit.io" office:name=""><text:span text:style-name="Definition">ReactorKit</text:span></text:a></text:p>
        </text:list-item>
        <text:list-item>
          <text:p text:style-name="P4"><text:a xlink:type="simple" xlink:href="https://github.com/ReactiveX/RxSwift" office:name=""><text:span text:style-name="Definition">RxSwift</text:span></text:a></text:p>
        </text:list-item>
        <text:list-item>
          <text:p text:style-name="P4"><text:a xlink:type="simple" xlink:href="https://github.com/Alamofire/Alamofire" office:name=""><text:span text:style-name="Definition">Alamofire</text:span></text:a> &amp; <text:a xlink:type="simple" xlink:href="http://afnetworking.com" office:name=""><text:span text:style-name="Definition">AFNetworking</text:span></text:a></text:p>
        </text:list-item>
        <text:list-item>
          <text:p text:style-name="P4"><text:a xlink:type="simple" xlink:href="https://github.com/tristanhimmelman/ObjectMapper" office:name=""><text:span text:style-name="Definition">ObjectMapper</text:span></text:a> &amp; <text:a xlink:type="simple" xlink:href="https://github.com/Mantle/Mantle" office:name=""><text:span text:style-name="Definition">Mantle</text:span></text:a></text:p>
        </text:list-item>
        <text:list-item>
          <text:p text:style-name="P4"><text:a xlink:type="simple" xlink:href="https://github.com/Masonry/Snappy" office:name=""><text:span text:style-name="Definition">SnapKit</text:span></text:a> &amp; <text:a xlink:type="simple" xlink:href="https://github.com/Masonry/Masonry" office:name=""><text:span text:style-name="Definition">Masonry</text:span></text:a></text:p>
        </text:list-item>
        <text:list-item>
          <text:p text:style-name="P4"><text:a xlink:type="simple" xlink:href="https://github.com/devxoul/URLNavigator" office:name=""><text:span text:style-name="Definition">URLNavigator</text:span></text:a></text:p>
        </text:list-item>
      </text:list>
      <text:p text:style-name="Definition_20_Definition">Backend Server:</text:p>
      <text:list text:style-name="L4">
        <text:list-item>
          <text:p text:style-name="P6">Python</text:p>
        </text:list-item>
        <text:list-item>
          <text:p text:style-name="P6"><text:a xlink:type="simple" xlink:href="http://flask.pocoo.org" office:name=""><text:span text:style-name="Definition">Flask</text:span></text:a></text:p>
        </text:list-item>
        <text:list-item>
          <text:p text:style-name="P6"><text:a xlink:type="simple" xlink:href="http://jinja.pocoo.org" office:name=""><text:span text:style-name="Definition">Jinja</text:span></text:a></text:p>
        </text:list-item>
        <text:list-item>
          <text:p text:style-name="P6"><text:a xlink:type="simple" xlink:href="http://sqlalchemy.org" office:name=""><text:span text:style-name="Definition">SQLAlchemy</text:span></text:a></text:p>
        </text:list-item>
        <text:list-item>
          <text:p text:style-name="P6"><text:a xlink:type="simple" xlink:href="http://postgresql.org" office:name=""><text:span text:style-name="Definition">PostgreSQL</text:span></text:a></text:p>
        </text:list-item>
        <text:list-item>
          <text:p text:style-name="P6"><text:a xlink:type="simple" xlink:href="http://www.celeryproject.org" office:name=""><text:span text:style-name="Definition">Celery</text:span></text:a></text:p>
        </text:list-item>
        <text:list-item>
          <text:p text:style-name="P6"><text:a xlink:type="simple" xlink:href="http://fabfile.org" office:name=""><text:span text:style-name="Definition">Fabric</text:span></text:a></text:p>
        </text:list-item>
        <text:list-item>
          <text:p text:style-name="P6"><text:a xlink:type="simple" xlink:href="http://nginx.org" office:name=""><text:span text:style-name="Definition">Nginx</text:span></text:a></text:p>
        </text:list-item>
        <text:list-item>
          <text:p text:style-name="P6">Linux</text:p>
        </text:list-item>
      </text:list>
      <text:p text:style-name="Definition_20_Term">2011--2014 <text:a xlink:type="simple" xlink:href="http://joyfl.net" office:name=""><text:span text:style-name="Definition">Joyfl</text:span></text:a></text:p>
      <text:p text:style-name="Definition_20_Definition">CEO &amp; Founder.</text:p>
      <text:p text:style-name="Definition_20_Term">2011--2012 <text:a xlink:type="simple" xlink:href="http://swmaestro.kr" office:name=""><text:span text:style-name="Definition">Software Maestro</text:span></text:a></text:p>
      <text:p text:style-name="Definition_20_Definition">Certificated mentee. Developed iOS games based on <text:a xlink:type="simple" xlink:href="http://cocos2d.org" office:name=""><text:span text:style-name="Definition">Cocos2D</text:span></text:a> and iOS social network services.</text:p>
      <text:h text:style-name="Heading_20_1" text:outline-level="1"><text:bookmark-start text:name="joyfl-projects"/>Joyfl Projects<text:bookmark-end text:name="joyfl-projects"/></text:h>
      <text:p text:style-name="Definition_20_Term">2014 <text:a xlink:type="simple" xlink:href="http://betaboxapp.com" office:name=""><text:span text:style-name="Definition">Betabox</text:span></text:a> (Prototype)</text:p>
      <text:p text:style-name="Definition_20_Definition">The easiest way to deploy your beta builds.</text:p>
      <text:p text:style-name="Definition_20_Term">2014 My Food List</text:p>
      <text:p text:style-name="Definition_20_Definition">Find and save your favorite places where have you been or you want to go.</text:p>
      <text:p text:style-name="Definition_20_Definition">Collaborated with <text:a xlink:type="simple" xlink:href="http://kobalt60.com" office:name=""><text:span text:style-name="Definition">Kobalt60</text:span></text:a>.</text:p>
      <text:p text:style-name="Definition_20_Definition">iOS application:</text:p>
      <text:list text:style-name="L5">
        <text:list-item>
          <text:p text:style-name="P8">Objective-C</text:p>
        </text:list-item>
        <text:list-item>
          <text:p text:style-name="P8"><text:a xlink:type="simple" xlink:href="http://afnetworking.com" office:name=""><text:span text:style-name="Definition">AFNetworking</text:span></text:a></text:p>
        </text:list-item>
        <text:list-item>
          <text:p text:style-name="P8"><text:a xlink:type="simple" xlink:href="http://github.com/devxoul/JLModel" office:name=""><text:span text:style-name="Definition">JLModel</text:span></text:a></text:p>
        </text:list-item>
        <text:list-item>
          <text:p text:style-name="P8"><text:a xlink:type="simple" xlink:href="http://google.com/analytics" office:name=""><text:span text:style-name="Definition">Google Analytics</text:span></text:a></text:p>
        </text:list-item>
        <text:list-item>
          <text:p text:style-name="P8"><text:a xlink:type="simple" xlink:href="https://github.com/Inferis/ViewDeck" office:name=""><text:span text:style-name="Definition">ViewDeck</text:span></text:a></text:p>
        </text:list-item>
        <text:list-item>
          <text:p text:style-name="P8"><text:a xlink:type="simple" xlink:href="http://cocoapods.org" office:name=""><text:span text:style-name="Definition">Cocoapods</text:span></text:a></text:p>
        </text:list-item>
      </text:list>
      <text:p text:style-name="Definition_20_Definition">Web frontend:</text:p>
      <text:list text:style-name="L6">
        <text:list-item>
          <text:p text:style-name="P10">HTML5</text:p>
        </text:list-item>
        <text:list-item>
          <text:p text:style-name="P10"><text:a xlink:type="simple" xlink:href="http://jquery.com" office:name=""><text:span text:style-name="Definition">jQuery</text:span></text:a></text:p>
        </text:list-item>
        <text:list-item>
          <text:p text:style-name="P10"><text:a xlink:type="simple" xlink:href="http://coffeescript.org" office:name=""><text:span text:style-name="Definition">CoffeeScript</text:span></text:a></text:p>
        </text:list-item>
        <text:list-item>
          <text:p text:style-name="P10"><text:a xlink:type="simple" xlink:href="http://lesscss.org" office:name=""><text:span text:style-name="Definition">LESS</text:span></text:a></text:p>
        </text:list-item>
      </text:list>
      <text:p text:style-name="Definition_20_Definition">Backend server:</text:p>
      <text:list text:style-name="L7">
        <text:list-item>
          <text:p text:style-name="P12">Python</text:p>
        </text:list-item>
        <text:list-item>
          <text:p text:style-name="P12"><text:a xlink:type="simple" xlink:href="http://flask.pocoo.org" office:name=""><text:span text:style-name="Definition">Flask</text:span></text:a></text:p>
        </text:list-item>
        <text:list-item>
          <text:p text:style-name="P12"><text:a xlink:type="simple" xlink:href="http://jinja.pocoo.org" office:name=""><text:span text:style-name="Definition">Jinja</text:span></text:a></text:p>
        </text:list-item>
        <text:list-item>
          <text:p text:style-name="P12"><text:a xlink:type="simple" xlink:href="http://sqlalchemy.org" office:name=""><text:span text:style-name="Definition">SQLAlchemy</text:span></text:a></text:p>
        </text:list-item>
        <text:list-item>
          <text:p text:style-name="P12"><text:a xlink:type="simple" xlink:href="http://postgresql.org" office:name=""><text:span text:style-name="Definition">PostgreSQL</text:span></text:a></text:p>
        </text:list-item>
        <text:list-item>
          <text:p text:style-name="P12"><text:a xlink:type="simple" xlink:href="http://www.celeryproject.org" office:name=""><text:span text:style-name="Definition">Celery</text:span></text:a></text:p>
        </text:list-item>
        <text:list-item>
          <text:p text:style-name="P12"><text:a xlink:type="simple" xlink:href="http://www.rabbitmq.com" office:name=""><text:span text:style-name="Definition">RabbitMQ</text:span></text:a></text:p>
        </text:list-item>
        <text:list-item>
          <text:p text:style-name="P12"><text:a xlink:type="simple" xlink:href="http://fabfile.org" office:name=""><text:span text:style-name="Definition">Fabric</text:span></text:a></text:p>
        </text:list-item>
        <text:list-item>
          <text:p text:style-name="P12"><text:a xlink:type="simple" xlink:href="http://nginx.org" office:name=""><text:span text:style-name="Definition">Nginx</text:span></text:a></text:p>
        </text:list-item>
        <text:list-item>
          <text:p text:style-name="P12">Linux</text:p>
        </text:list-item>
      </text:list>
      <text:p text:style-name="Definition_20_Term">2013 <text:a xlink:type="simple" xlink:href="http://dishby.me" office:name=""><text:span text:style-name="Definition">Dish by.me</text:span></text:a></text:p>
      <text:p text:style-name="Definition_20_Definition">Share your own food recipe.</text:p>
      <text:p text:style-name="Definition_20_Definition">iOS application:</text:p>
      <text:list text:style-name="L8">
        <text:list-item>
          <text:p text:style-name="P14">Objective-C</text:p>
        </text:list-item>
        <text:list-item>
          <text:p text:style-name="P14"><text:a xlink:type="simple" xlink:href="http://afnetworking.com" office:name=""><text:span text:style-name="Definition">AFNetworking</text:span></text:a></text:p>
        </text:list-item>
        <text:list-item>
          <text:p text:style-name="P14"><text:a xlink:type="simple" xlink:href="http://google.com/analytics" office:name=""><text:span text:style-name="Definition">Google Analytics</text:span></text:a></text:p>
        </text:list-item>
      </text:list>
      <text:p text:style-name="Definition_20_Term">2012 Evermind</text:p>
      <text:p text:style-name="Definition_20_Definition">Evermind is a handy tool that makes it easy to mindmap your idea from your work, study, and everyday life.</text:p>
      <text:p text:style-name="Definition_20_Definition">Android application:</text:p>
      <text:list text:style-name="L9">
        <text:list-item>
          <text:p text:style-name="P16">ActionScript</text:p>
        </text:list-item>
        <text:list-item>
          <text:p text:style-name="P16"><text:a xlink:type="simple" xlink:href="http://www.adobe.com/products/air.html" office:name=""><text:span text:style-name="Definition">Adobe AIR</text:span></text:a></text:p>
        </text:list-item>
        <text:list-item>
          <text:p text:style-name="P16"><text:a xlink:type="simple" xlink:href="http://flex.apache.org" office:name=""><text:span text:style-name="Definition">Apache Flex</text:span></text:a></text:p>
        </text:list-item>
      </text:list>
      <text:p text:style-name="Definition_20_Term">2011 I'm Traveling</text:p>
      <text:p text:style-name="Definition_20_Definition">Tell your ongoing travel.</text:p>
      <text:p text:style-name="Definition_20_Definition">iOS application:</text:p>
      <text:list text:style-name="L10">
        <text:list-item>
          <text:p text:style-name="P18">Objective-C</text:p>
        </text:list-item>
        <text:list-item>
          <text:p text:style-name="P18">Hybrid App</text:p>
        </text:list-item>
      </text:list>
      <text:h text:style-name="Heading_20_1" text:outline-level="1"><text:bookmark-start text:name="outsourcing-projects"/>Outsourcing Projects<text:bookmark-end text:name="outsourcing-projects"/></text:h>
      <text:p text:style-name="Definition_20_Term">2014 <text:a xlink:type="simple" xlink:href="http://livement.net" office:name=""><text:span text:style-name="Definition">Ment</text:span></text:a></text:p>
      <text:p text:style-name="Definition_20_Definition">Total mentoring solution with real-time video streaming.</text:p>
      <text:p text:style-name="Definition_20_Definition">iOS application:</text:p>
      <text:list text:style-name="L11">
        <text:list-item>
          <text:p text:style-name="P20">Objective-C</text:p>
        </text:list-item>
        <text:list-item>
          <text:p text:style-name="P20"><text:a xlink:type="simple" xlink:href="http://afnetworking.com" office:name=""><text:span text:style-name="Definition">AFNetworking</text:span></text:a></text:p>
        </text:list-item>
        <text:list-item>
          <text:p text:style-name="P20"><text:a xlink:type="simple" xlink:href="http://github.com/devxoul/JLModel" office:name=""><text:span text:style-name="Definition">JLModel</text:span></text:a></text:p>
        </text:list-item>
        <text:list-item>
          <text:p text:style-name="P20"><text:a xlink:type="simple" xlink:href="http://google.com/analytics" office:name=""><text:span text:style-name="Definition">Google Analytics</text:span></text:a></text:p>
        </text:list-item>
        <text:list-item>
          <text:p text:style-name="P20"><text:a xlink:type="simple" xlink:href="https://github.com/Inferis/ViewDeck" office:name=""><text:span text:style-name="Definition">ViewDeck</text:span></text:a></text:p>
        </text:list-item>
        <text:list-item>
          <text:p text:style-name="P20"><text:a xlink:type="simple" xlink:href="http://cocoapods.org" office:name=""><text:span text:style-name="Definition">Cocoapods</text:span></text:a></text:p>
        </text:list-item>
        <text:list-item>
          <text:p text:style-name="P20">RTMP</text:p>
        </text:list-item>
      </text:list>
      <text:p text:style-name="Definition_20_Definition">Flash application:</text:p>
      <text:list text:style-name="L12">
        <text:list-item>
          <text:p text:style-name="P22">ActionScript</text:p>
        </text:list-item>
        <text:list-item>
          <text:p text:style-name="P22"><text:a xlink:type="simple" xlink:href="http://flex.apache.org" office:name=""><text:span text:style-name="Definition">Apache Flex</text:span></text:a></text:p>
        </text:list-item>
        <text:list-item>
          <text:p text:style-name="P22"><text:a xlink:type="simple" xlink:href="http://red5.org" office:name=""><text:span text:style-name="Definition">RED5</text:span></text:a></text:p>
        </text:list-item>
      </text:list>
      <text:p text:style-name="Definition_20_Term">2013 <text:a xlink:type="simple" xlink:href="http://delightroom.org/sleepifucan" office:name=""><text:span text:style-name="Definition">Sleep If U Can</text:span></text:a></text:p>
      <text:p text:style-name="Definition_20_Definition">Sleep if you can, forces you out of bed. #1 in the category in 35 countries. Featured by Cnet, Gizmodo etc.</text:p>
      <text:p text:style-name="Definition_20_Definition">iOS application:</text:p>
      <text:list text:style-name="L13">
        <text:list-item>
          <text:p text:style-name="P24">Objective-C</text:p>
        </text:list-item>
        <text:list-item>
          <text:p text:style-name="P24"><text:a xlink:type="simple" xlink:href="http://localytics.com" office:name=""><text:span text:style-name="Definition">Localytics</text:span></text:a></text:p>
        </text:list-item>
        <text:list-item>
          <text:p text:style-name="P24"><text:a xlink:type="simple" xlink:href="http://bugsense.com" office:name=""><text:span text:style-name="Definition">BugSense</text:span></text:a></text:p>
        </text:list-item>
        <text:list-item>
          <text:p text:style-name="P24"><text:a xlink:type="simple" xlink:href="http://opencv.org" office:name=""><text:span text:style-name="Definition">OpenCV</text:span></text:a></text:p>
        </text:list-item>
      </text:list>
      <text:p text:style-name="Definition_20_Term">2012 <text:a xlink:type="simple" xlink:href="http://fanpple.com" office:name=""><text:span text:style-name="Definition">Fanpple</text:span></text:a></text:p>
      <text:p text:style-name="Definition_20_Definition">SNS for stars and fans.</text:p>
      <text:p text:style-name="Definition_20_Definition">iOS application:</text:p>
      <text:list text:style-name="L14">
        <text:list-item>
          <text:p text:style-name="P26">Objective-C</text:p>
        </text:list-item>
        <text:list-item>
          <text:p text:style-name="P26"><text:a xlink:type="simple" xlink:href="http://afnetworking.com" office:name=""><text:span text:style-name="Definition">AFNetworking</text:span></text:a></text:p>
        </text:list-item>
        <text:list-item>
          <text:p text:style-name="P26"><text:a xlink:type="simple" xlink:href="https://github.com/devxoul/JLCoreData" office:name=""><text:span text:style-name="Definition">JLCoreData</text:span></text:a></text:p>
        </text:list-item>
        <text:list-item>
          <text:p text:style-name="P26"><text:a xlink:type="simple" xlink:href="https://github.com/Inferis/ViewDeck" office:name=""><text:span text:style-name="Definition">ViewDeck</text:span></text:a></text:p>
        </text:list-item>
        <text:list-item>
          <text:p text:style-name="P26"><text:a xlink:type="simple" xlink:href="http://google.com/analytics" office:name=""><text:span text:style-name="Definition">Google Analytics</text:span></text:a></text:p>
        </text:list-item>
      </text:list>
      <text:h text:style-name="Heading_20_1" text:outline-level="1"><text:bookmark-start text:name="other-activities"/>Other Activities<text:bookmark-end text:name="other-activities"/></text:h>
      <text:p text:style-name="First_20_paragraph">2016- Administrator of <text:a xlink:type="simple" xlink:href="https://www.facebook.com/groups/swiftkor" office:name=""><text:span text:style-name="Definition">Swift Korea</text:span></text:a>, a community for Swift developers in Korea.</text:p>
      <text:p text:style-name="Text_20_body">2013- Founder of <text:a xlink:type="simple" xlink:href="https://www.facebook.com/groups/sexyiosdeveloperskorea" office:name=""><text:span text:style-name="Definition">Sexy iOS Developers Korea</text:span></text:a>, a community for iOS developers in Korea. Supported by Microsoft.</text:p>
      <text:p text:style-name="Text_20_body">2011- Founder of <text:a xlink:type="simple" xlink:href="https://www.facebook.com/groups/flashplatformdevelopers" office:name=""><text:span text:style-name="Definition">Flash Platform Developers</text:span></text:a>, a community for Flash platform develope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eon Suyeol - Résumé</dc:title>
  </office:meta>
</office:document-meta>
</file>